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5352" officeooo:paragraph-rsid="0015535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9f64d" officeooo:paragraph-rsid="0019f64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officeooo:rsid="00155352" officeooo:paragraph-rsid="0015535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5352" officeooo:paragraph-rsid="00155352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15eb7b" officeooo:paragraph-rsid="0015eb7b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5eb7b" officeooo:paragraph-rsid="0017766c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17766c" officeooo:paragraph-rsid="0017766c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officeooo:rsid="0019f64d" officeooo:paragraph-rsid="0019f64d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19f64d" officeooo:paragraph-rsid="001d0a58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normal" officeooo:rsid="001bc7f5" officeooo:paragraph-rsid="001bc7f5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normal" officeooo:rsid="001bc7f5" officeooo:paragraph-rsid="001d0a58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normal" officeooo:rsid="001d0a58" officeooo:paragraph-rsid="001d0a58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1d14e4" officeooo:paragraph-rsid="001d14e4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font-weight="normal" officeooo:rsid="001e4e89" officeooo:paragraph-rsid="001e4e89" style:font-size-asian="12.25pt" style:font-weight-asian="normal" style:font-size-complex="14pt" style:font-weight-complex="normal"/>
    </style:style>
    <style:style style:name="T1" style:family="text">
      <style:text-properties officeooo:rsid="0017766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<text:span text:style-name="T1">Core</text:span></text:p>
      <text:p text:style-name="P1"/>
      <text:list xml:id="list459150894" text:style-name="L1">
        <text:list-item>
          <text:p text:style-name="P3">Variables and Types</text:p>
        </text:list-item>
        <text:list-item>
          <text:p text:style-name="P7">Loops</text:p>
        </text:list-item>
        <text:list-item>
          <text:p text:style-name="P6">List Comprehensions</text:p>
        </text:list-item>
        <text:list-item>
          <text:p text:style-name="P3">Functions</text:p>
        </text:list-item>
        <text:list-item>
          <text:p text:style-name="P5">Lambda functions</text:p>
        </text:list-item>
        <text:list-item>
          <text:p text:style-name="P6">Generators</text:p>
        </text:list-item>
        <text:list-item>
          <text:p text:style-name="P3">Classes and Objects</text:p>
        </text:list-item>
        <text:list-item>
          <text:p text:style-name="P7">Modules and Packages</text:p>
        </text:list-item>
        <text:list-item>
          <text:p text:style-name="P7">Exception Handling</text:p>
        </text:list-item>
        <text:list-item>
          <text:p text:style-name="P3">Closures</text:p>
        </text:list-item>
        <text:list-item>
          <text:p text:style-name="P3">Decorators</text:p>
        </text:list-item>
        <text:list-item>
          <text:p text:style-name="P3"><text:span text:style-name="T1">W</text:span>orking with files</text:p>
        </text:list-item>
      </text:list>
      <text:p text:style-name="P4"/>
      <text:p text:style-name="P2">The Python Standard Library</text:p>
      <text:p text:style-name="P2"/>
      <text:list xml:id="list2210900170" text:style-name="L2">
        <text:list-item>
          <text:p text:style-name="P11">random</text:p>
        </text:list-item>
        <text:list-item>
          <text:p text:style-name="P9">datetime</text:p>
        </text:list-item>
        <text:list-item>
          <text:p text:style-name="P8">functools</text:p>
        </text:list-item>
        <text:list-item>
          <text:p text:style-name="P8">re</text:p>
        </text:list-item>
        <text:list-item>
          <text:p text:style-name="P8">array</text:p>
        </text:list-item>
        <text:list-item>
          <text:p text:style-name="P8">collections</text:p>
        </text:list-item>
        <text:list-item>
          <text:p text:style-name="P14">dataclass</text:p>
        </text:list-item>
        <text:list-item>
          <text:p text:style-name="P8">math</text:p>
        </text:list-item>
        <text:list-item>
          <text:p text:style-name="P10">sys</text:p>
        </text:list-item>
        <text:list-item>
          <text:p text:style-name="P10">os</text:p>
        </text:list-item>
        <text:list-item>
          <text:p text:style-name="P10">typing</text:p>
        </text:list-item>
        <text:list-item>
          <text:p text:style-name="P10">gettext</text:p>
        </text:list-item>
        <text:list-item>
          <text:p text:style-name="P13">locale</text:p>
        </text:list-item>
        <text:list-item>
          <text:p text:style-name="P10">json</text:p>
        </text:list-item>
        <text:list-item>
          <text:p text:style-name="P10">socket</text:p>
        </text:list-item>
        <text:list-item>
          <text:p text:style-name="P10">pickle</text:p>
        </text:list-item>
        <text:list-item>
          <text:p text:style-name="P12">enum</text:p>
        </text:list-item>
        <text:list-item>
          <text:p text:style-name="P12">threa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7:44:38.250298193</meta:creation-date>
    <dc:date>2023-03-21T19:08:25.064752139</dc:date>
    <meta:editing-duration>PT22M4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77" meta:character-count="343" meta:non-whitespace-character-count="328"/>
  </office:meta>
</office:document-meta>
</file>